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NCHEZ GUZMAN, RAMO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1662843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1072925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ANCHEZ GUZMAN, RAMO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662843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8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12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0/08/2021</text:p>
          </table:table-cell>
          <table:table-cell table:style-name="Tabla2.A2" office:value-type="string">
            <text:p text:style-name="P9">92121041</text:p>
          </table:table-cell>
          <table:table-cell table:style-name="Tabla2.A2" office:value-type="string">
            <text:p text:style-name="P9">12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JESUS TRINIDAD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5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21:56:3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